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2.00pt" fo:font-weight="normal" fo:font-family="Arial" style:font-family-asian="Arial" style:font-family-complex="Arial" fo:background-color="transparent" style:use-window-font-color="true"/>
    </style:style>
    <style:style style:name="T5" style:family="text">
      <style:text-properties fo:font-size="12.00pt" fo:font-weight="normal"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2.00pt" fo:font-weight="normal" fo:font-family="Arial" style:font-family-asian="Arial" style:font-family-complex="Arial"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normal" fo:font-family="Arial" style:font-family-asian="Arial" style:font-family-complex="Arial"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fo:font-family="Arial" style:font-family-asian="Arial" style:font-family-complex="Arial"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bold" fo:font-family="Arial" style:font-family-asian="Arial" style:font-family-complex="Arial" fo:background-color="transparent" style:use-window-font-color="true"/>
    </style:style>
    <style:style style:name="T16" style:family="text">
      <style:text-properties fo:font-size="12.00pt" fo:font-weight="bold" fo:font-family="Arial" style:font-family-asian="Arial" style:font-family-complex="Arial" fo:background-color="transparent" style:use-window-font-color="true"/>
    </style:style>
    <style:style style:name="T17" style:family="text">
      <style:text-properties fo:font-size="12.00pt" fo:font-weight="normal"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Arial" style:font-family-asian="Arial" style:font-family-complex="Arial"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style:style>
    <style:style style:name="T21" style:family="text">
      <style:text-properties fo:font-size="11.00pt" fo:font-weight="normal" fo:font-family="Arial" style:font-family-asian="Arial" style:font-family-complex="Arial" fo:background-color="transparent" style:use-window-font-color="true"/>
    </style:style>
    <style:style style:name="T22" style:family="text">
      <style:text-properties fo:font-size="12.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bold" fo:font-family="Arial" style:font-family-asian="Arial" style:font-family-complex="Arial" fo:background-color="transparent" style:use-window-font-color="true"/>
    </style:style>
    <style:style style:name="T27" style:family="text">
      <style:text-properties fo:font-size="11.00pt" fo:font-weight="normal" fo:font-family="Arial" style:font-family-asian="Arial" style:font-family-complex="Arial"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 style:family="text">
      <style:text-properties fo:font-size="11.00pt" fo:font-weight="normal" fo:font-family="Arial" style:font-family-asian="Arial" style:font-family-complex="Arial" fo:background-color="transparent" style:use-window-font-color="true"/>
    </style:style>
    <style:style style:name="T3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 style:family="text">
      <style:text-properties fo:font-size="11.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bold" fo:font-family="Arial" style:font-family-asian="Arial" style:font-family-complex="Arial"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bold" fo:font-family="Arial" style:font-family-asian="Arial" style:font-family-complex="Arial" fo:background-color="transparent" style:use-window-font-color="true"/>
    </style:style>
    <style:style style:name="T37" style:family="text">
      <style:text-properties fo:font-size="12.00pt" fo:font-weight="normal" fo:font-family="Arial" style:font-family-asian="Arial" style:font-family-complex="Arial" fo:background-color="transparent" style:use-window-font-color="true"/>
    </style:style>
    <style:style style:name="T38" style:family="text">
      <style:text-properties fo:font-size="14.00pt" fo:font-weight="bold" fo:font-family="Arial" style:font-family-asian="Arial" style:font-family-complex="Arial" fo:background-color="transparent" style:use-window-font-color="true"/>
    </style:style>
    <style:style style:name="T39" style:family="text">
      <style:text-properties fo:font-size="12.00pt" fo:font-weight="normal" fo:font-family="Arial" style:font-family-asian="Arial" style:font-family-complex="Arial" fo:background-color="transparent" style:use-window-font-color="true"/>
    </style:style>
    <style:style style:name="T40" style:family="text">
      <style:text-properties fo:font-size="12.00pt" fo:font-weight="bold" fo:font-family="Arial" style:font-family-asian="Arial" style:font-family-complex="Arial" fo:background-color="transparent" style:use-window-font-color="true"/>
    </style:style>
    <style:style style:name="T41" style:family="text">
      <style:text-properties fo:font-size="12.00pt" fo:font-weight="normal" fo:font-family="Arial" style:font-family-asian="Arial" style:font-family-complex="Arial" fo:background-color="transparent" style:use-window-font-color="true"/>
    </style:style>
    <style:style style:name="T42" style:family="text">
      <style:text-properties fo:font-size="12.00pt" fo:font-weight="bold" fo:font-family="Arial" style:font-family-asian="Arial" style:font-family-complex="Arial" fo:background-color="transparent" style:use-window-font-color="true"/>
    </style:style>
    <style:style style:name="T43" style:family="text">
      <style:text-properties fo:font-size="14.00pt" fo:font-weight="bold" fo:font-family="Arial" style:font-family-asian="Arial" style:font-family-complex="Arial"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style:style>
    <style:style style:name="T45" style:family="text">
      <style:text-properties fo:font-size="12.00pt" fo:font-weight="bold" fo:font-family="Arial" style:font-family-asian="Arial" style:font-family-complex="Arial" fo:background-color="transparent" style:use-window-font-color="true"/>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Arial" style:font-family-asian="Arial" style:font-family-complex="Arial"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style:style>
    <style:style style:name="T50" style:family="text">
      <style:text-properties fo:font-size="14.00pt" fo:font-weight="bold" fo:font-family="Arial" style:font-family-asian="Arial" style:font-family-complex="Arial" fo:background-color="transparent" style:use-window-font-color="true"/>
    </style:style>
    <style:style style:name="T51" style:family="text">
      <style:text-properties fo:font-size="12.00pt" fo:font-weight="normal" fo:font-family="Arial" style:font-family-asian="Arial" style:font-family-complex="Arial" fo:background-color="transparent" style:use-window-font-color="true"/>
    </style:style>
    <style:style style:name="T52" style:family="text">
      <style:text-properties fo:font-size="12.00pt" fo:font-weight="bold" fo:font-family="Arial" style:font-family-asian="Arial" style:font-family-complex="Arial" fo:background-color="transparent" style:use-window-font-color="true"/>
    </style:style>
    <style:style style:name="T53" style:family="text">
      <style:text-properties fo:font-size="12.00pt" fo:font-weight="normal" fo:font-family="Arial" style:font-family-asian="Arial" style:font-family-complex="Arial" fo:background-color="transparent" style:use-window-font-color="true"/>
    </style:style>
    <style:style style:name="T54" style:family="text">
      <style:text-properties fo:font-size="12.00pt" fo:font-weight="bold" fo:font-family="Arial" style:font-family-asian="Arial" style:font-family-complex="Arial" fo:background-color="transparent" style:use-window-font-color="true"/>
    </style:style>
    <style:style style:name="T55" style:family="text">
      <style:text-properties fo:font-size="12.00pt" fo:font-weight="normal" fo:font-family="Arial" style:font-family-asian="Arial" style:font-family-complex="Arial" fo:background-color="transparent" style:use-window-font-color="true"/>
    </style:style>
    <style:style style:name="T56" style:family="text">
      <style:text-properties fo:font-size="12.00pt" fo:font-weight="bold" fo:font-family="Arial" style:font-family-asian="Arial" style:font-family-complex="Arial" fo:background-color="transparent" style:use-window-font-color="true"/>
    </style:style>
    <style:style style:name="T57" style:family="text">
      <style:text-properties fo:font-size="12.00pt" fo:font-weight="normal" fo:font-family="Arial" style:font-family-asian="Arial" style:font-family-complex="Arial" fo:background-color="transparent" style:use-window-font-color="true"/>
    </style:style>
    <style:style style:name="T58" style:family="text">
      <style:text-properties fo:font-size="12.00pt" fo:font-weight="bold" fo:font-family="Arial" style:font-family-asian="Arial" style:font-family-complex="Arial" fo:background-color="transparent" style:use-window-font-color="true"/>
    </style:style>
    <style:style style:name="T59" style:family="text">
      <style:text-properties fo:font-size="12.00pt" fo:font-weight="normal" fo:font-family="Arial" style:font-family-asian="Arial" style:font-family-complex="Arial" fo:background-color="transparent" style:use-window-font-color="true"/>
    </style:style>
    <style:style style:name="T60" style:family="text">
      <style:text-properties fo:font-size="12.00pt" fo:font-weight="bold"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bold" fo:font-family="Arial" style:font-family-asian="Arial" style:font-family-complex="Arial"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style:style>
    <style:style style:name="T67" style:family="text">
      <style:text-properties fo:font-size="12.00pt" fo:font-weight="bold" fo:font-family="Arial" style:font-family-asian="Arial" style:font-family-complex="Arial" fo:background-color="transparent" style:use-window-font-color="true"/>
    </style:style>
    <style:style style:name="T68" style:family="text">
      <style:text-properties fo:font-size="12.00pt" fo:font-weight="normal" fo:font-family="Arial" style:font-family-asian="Arial" style:font-family-complex="Arial" fo:background-color="transparent" style:use-window-font-color="true"/>
    </style:style>
    <style:style style:name="T69" style:family="text">
      <style:text-properties fo:font-size="12.00pt" fo:font-weight="bold" fo:font-family="Arial" style:font-family-asian="Arial" style:font-family-complex="Arial"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style:style>
    <style:style style:name="T71" style:family="text">
      <style:text-properties fo:font-size="14.00pt" fo:font-weight="bold" fo:font-family="Arial" style:font-family-asian="Arial" style:font-family-complex="Arial" fo:background-color="transparent" style:use-window-font-color="true"/>
    </style:style>
    <style:style style:name="T72" style:family="text">
      <style:text-properties fo:font-size="12.00pt" fo:font-weight="normal" fo:font-family="Arial" style:font-family-asian="Arial" style:font-family-complex="Arial" fo:background-color="transparent" style:use-window-font-color="true"/>
    </style:style>
    <style:style style:name="T73" style:family="text">
      <style:text-properties fo:font-size="12.00pt" fo:font-weight="bold" fo:font-family="Arial" style:font-family-asian="Arial" style:font-family-complex="Arial" fo:background-color="transparent" style:use-window-font-color="true"/>
    </style:style>
    <style:style style:name="T74" style:family="text">
      <style:text-properties fo:font-size="12.00pt" fo:font-weight="normal" fo:font-family="Arial" style:font-family-asian="Arial" style:font-family-complex="Arial" fo:background-color="transparent" style:use-window-font-color="true"/>
    </style:style>
    <style:style style:name="T75" style:family="text">
      <style:text-properties fo:font-size="12.00pt" fo:font-weight="bold"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2.00pt" fo:font-weight="bold" fo:font-family="Arial" style:font-family-asian="Arial" style:font-family-complex="Arial" fo:background-color="transparent" style:use-window-font-color="true"/>
    </style:style>
    <style:style style:name="T78" style:family="text">
      <style:text-properties fo:font-size="12.00pt" fo:font-weight="normal" fo:font-family="Arial" style:font-family-asian="Arial" style:font-family-complex="Arial"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2.00pt" fo:font-weight="normal" fo:font-family="Arial" style:font-family-asian="Arial" style:font-family-complex="Arial" fo:background-color="transparent" style:use-window-font-color="true"/>
    </style:style>
    <style:style style:name="T83" style:family="text">
      <style:text-properties fo:font-size="12.00pt" fo:font-weight="bold" fo:font-family="Arial" style:font-family-asian="Arial" style:font-family-complex="Arial" fo:background-color="transparent" style:use-window-font-color="true"/>
    </style:style>
    <style:style style:name="T84" style:family="text">
      <style:text-properties fo:font-size="12.00pt" fo:font-weight="normal" fo:font-family="Arial" style:font-family-asian="Arial" style:font-family-complex="Arial" fo:background-color="transparent" style:use-window-font-color="true"/>
    </style:style>
    <style:style style:name="T85" style:family="text">
      <style:text-properties fo:font-size="12.00pt" fo:font-weight="bold" fo:font-family="Arial" style:font-family-asian="Arial" style:font-family-complex="Arial" fo:background-color="transparent" style:use-window-font-color="true"/>
    </style:style>
    <style:style style:name="T86" style:family="text">
      <style:text-properties fo:font-size="12.00pt" fo:font-weight="normal" fo:font-family="Arial" style:font-family-asian="Arial" style:font-family-complex="Arial" fo:background-color="transparent" style:use-window-font-color="true"/>
    </style:style>
    <style:style style:name="T87" style:family="text">
      <style:text-properties fo:font-size="12.00pt" fo:font-weight="bold" fo:font-family="Arial" style:font-family-asian="Arial" style:font-family-complex="Arial" fo:background-color="transparent" style:use-window-font-color="true"/>
    </style:style>
    <style:style style:name="T88" style:family="text">
      <style:text-properties fo:font-size="12.00pt" fo:font-weight="normal" fo:font-family="Arial" style:font-family-asian="Arial" style:font-family-complex="Arial" fo:background-color="transparent" style:use-window-font-color="true"/>
    </style:style>
    <style:style style:name="T89" style:family="text">
      <style:text-properties fo:font-size="12.00pt" fo:font-weight="bold" fo:font-family="Arial" style:font-family-asian="Arial" style:font-family-complex="Arial" fo:background-color="transparent" style:use-window-font-color="true"/>
    </style:style>
    <style:style style:name="T90" style:family="text">
      <style:text-properties fo:font-size="12.00pt" fo:font-weight="normal" fo:font-family="Arial" style:font-family-asian="Arial" style:font-family-complex="Arial" fo:background-color="transparent" style:use-window-font-color="true"/>
    </style:style>
    <style:style style:name="T91" style:family="text">
      <style:text-properties fo:font-size="12.00pt" fo:font-weight="bold" fo:font-family="Arial" style:font-family-asian="Arial" style:font-family-complex="Arial" fo:background-color="transparent" style:use-window-font-color="true"/>
    </style:style>
    <style:style style:name="T92" style:family="text">
      <style:text-properties fo:font-size="12.00pt" fo:font-weight="normal" fo:font-family="Arial" style:font-family-asian="Arial" style:font-family-complex="Arial" fo:background-color="transparent" style:use-window-font-color="true"/>
    </style:style>
    <style:style style:name="T93" style:family="text">
      <style:text-properties fo:font-size="12.00pt" fo:font-weight="bold" fo:font-family="Arial" style:font-family-asian="Arial" style:font-family-complex="Arial" fo:background-color="transparent" style:use-window-font-color="true"/>
    </style:style>
    <style:style style:name="T94" style:family="text">
      <style:text-properties fo:font-size="12.00pt" fo:font-weight="normal" fo:font-family="Arial" style:font-family-asian="Arial" style:font-family-complex="Arial" fo:background-color="transparent" style:use-window-font-color="true"/>
    </style:style>
    <style:style style:name="T95" style:family="text">
      <style:text-properties fo:font-size="12.00pt" fo:font-weight="bold" fo:font-family="Arial" style:font-family-asian="Arial" style:font-family-complex="Arial" fo:background-color="transparent" style:use-window-font-color="true"/>
    </style:style>
    <style:style style:name="T96" style:family="text">
      <style:text-properties fo:font-size="12.00pt" fo:font-weight="normal" fo:font-family="Arial" style:font-family-asian="Arial" style:font-family-complex="Arial" fo:background-color="transparent" style:use-window-font-color="true"/>
    </style:style>
    <style:style style:name="T97" style:family="text">
      <style:text-properties fo:font-size="12.00pt" fo:font-weight="bold" fo:font-family="Arial" style:font-family-asian="Arial" style:font-family-complex="Arial" fo:background-color="transparent" style:use-window-font-color="true"/>
    </style:style>
    <style:style style:name="T98" style:family="text">
      <style:text-properties fo:font-size="12.00pt" fo:font-weight="normal" fo:font-family="Arial" style:font-family-asian="Arial" style:font-family-complex="Arial" fo:background-color="transparent" style:use-window-font-color="true"/>
    </style:style>
    <style:style style:name="T99" style:family="text">
      <style:text-properties fo:font-size="12.00pt" fo:font-weight="bold" fo:font-family="Arial" style:font-family-asian="Arial" style:font-family-complex="Arial" fo:background-color="transparent" style:use-window-font-color="true"/>
    </style:style>
    <style:style style:name="T100" style:family="text">
      <style:text-properties fo:font-size="12.00pt" fo:font-weight="normal" fo:font-family="Arial" style:font-family-asian="Arial" style:font-family-complex="Arial" fo:background-color="transparent" style:use-window-font-color="true"/>
    </style:style>
    <style:style style:name="T101" style:family="text">
      <style:text-properties fo:font-size="12.00pt" fo:font-weight="bold" fo:font-family="Arial" style:font-family-asian="Arial" style:font-family-complex="Arial" fo:background-color="transparent" style:use-window-font-color="true"/>
    </style:style>
    <style:style style:name="T102" style:family="text">
      <style:text-properties fo:font-size="12.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4.00pt" fo:font-weight="bold" fo:font-family="Arial" style:font-family-asian="Arial" style:font-family-complex="Arial" fo:background-color="transparent" style:use-window-font-color="true"/>
    </style:style>
    <style:style style:name="T105" style:family="text">
      <style:text-properties fo:font-size="12.00pt" fo:font-weight="normal" fo:font-family="Arial" style:font-family-asian="Arial" style:font-family-complex="Arial" fo:background-color="transparent" style:use-window-font-color="true"/>
    </style:style>
    <style:style style:name="T106" style:family="text">
      <style:text-properties fo:font-size="14.00pt" fo:font-weight="bold" fo:font-family="Arial" style:font-family-asian="Arial" style:font-family-complex="Arial" fo:background-color="transparent" style:use-window-font-color="true"/>
    </style:style>
    <style:style style:name="T107" style:family="text">
      <style:text-properties fo:font-size="12.00pt" fo:font-weight="normal" fo:font-family="Arial" style:font-family-asian="Arial" style:font-family-complex="Arial" fo:background-color="transparent" style:use-window-font-color="true"/>
    </style:style>
    <style:style style:name="T108" style:family="text">
      <style:text-properties fo:font-size="14.00pt" fo:font-weight="bold"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4.00pt" fo:font-weight="bold" fo:font-family="Arial" style:font-family-asian="Arial" style:font-family-complex="Arial" fo:background-color="transparent" style:use-window-font-color="true"/>
    </style:style>
    <style:style style:name="T111" style:family="text">
      <style:text-properties fo:font-size="12.00pt" fo:font-weight="bold" fo:font-family="Arial" style:font-family-asian="Arial" style:font-family-complex="Arial" fo:background-color="transparent" style:use-window-font-color="true"/>
    </style:style>
    <style:style style:name="T112" style:family="text">
      <style:text-properties fo:font-size="12.00pt" fo:font-weight="normal" fo:font-family="Arial" style:font-family-asian="Arial" style:font-family-complex="Arial" fo:background-color="transparent" style:use-window-font-color="true"/>
    </style:style>
    <style:style style:name="T113" style:family="text">
      <style:text-properties fo:font-size="12.00pt" fo:font-weight="bold" fo:font-family="Arial" style:font-family-asian="Arial" style:font-family-complex="Arial" fo:background-color="transparent" style:use-window-font-color="true"/>
    </style:style>
    <style:style style:name="T114" style:family="text">
      <style:text-properties fo:font-size="12.00pt" fo:font-weight="normal" fo:font-family="Arial" style:font-family-asian="Arial" style:font-family-complex="Arial" fo:background-color="transparent" style:use-window-font-color="true"/>
    </style:style>
    <style:style style:name="T115" style:family="text">
      <style:text-properties fo:font-size="12.00pt" fo:font-weight="bold" fo:font-family="Arial" style:font-family-asian="Arial" style:font-family-complex="Arial" fo:background-color="transparent" style:use-window-font-color="true"/>
    </style:style>
    <style:style style:name="T116" style:family="text">
      <style:text-properties fo:font-size="12.00pt" fo:font-weight="normal" fo:font-family="Arial" style:font-family-asian="Arial" style:font-family-complex="Arial" fo:background-color="transparent" style:use-window-font-color="true"/>
    </style:style>
    <style:style style:name="T117" style:family="text">
      <style:text-properties fo:font-size="12.00pt" fo:font-weight="normal" fo:font-family="Arial" style:font-family-asian="Arial" style:font-family-complex="Arial" fo:background-color="transparent" style:use-window-font-color="true"/>
    </style:style>
    <style:style style:name="T118" style:family="text">
      <style:text-properties fo:font-size="12.00pt" fo:font-weight="bold" fo:font-family="Arial" style:font-family-asian="Arial" style:font-family-complex="Arial" fo:background-color="transparent" style:use-window-font-color="true"/>
    </style:style>
    <style:style style:name="T119" style:family="text">
      <style:text-properties fo:font-size="12.00pt" fo:font-weight="normal" fo:font-family="Arial" style:font-family-asian="Arial" style:font-family-complex="Arial" fo:background-color="transparent" style:use-window-font-color="true"/>
    </style:style>
    <style:style style:name="T120" style:family="text">
      <style:text-properties fo:font-size="12.00pt" fo:font-weight="bold" fo:font-family="Arial" style:font-family-asian="Arial" style:font-family-complex="Arial" fo:background-color="transparent" style:use-window-font-color="true"/>
    </style:style>
    <style:style style:name="T121" style:family="text">
      <style:text-properties fo:font-size="12.00pt" fo:font-weight="normal" fo:font-family="Arial" style:font-family-asian="Arial" style:font-family-complex="Arial" fo:background-color="transparent" style:use-window-font-color="true"/>
    </style:style>
    <style:style style:name="T122" style:family="text">
      <style:text-properties fo:font-size="12.00pt" fo:font-weight="bold" fo:font-family="Arial" style:font-family-asian="Arial" style:font-family-complex="Arial" fo:background-color="transparent" style:use-window-font-color="true"/>
    </style:style>
    <style:style style:name="T123" style:family="text">
      <style:text-properties fo:font-size="12.00pt" fo:font-weight="normal" fo:font-family="Arial" style:font-family-asian="Arial" style:font-family-complex="Arial" fo:background-color="transparent" style:use-window-font-color="true"/>
    </style:style>
    <style:style style:name="T124" style:family="text">
      <style:text-properties fo:font-size="14.00pt" fo:font-weight="bold" fo:font-family="Arial" style:font-family-asian="Arial" style:font-family-complex="Arial" fo:background-color="transparent" style:use-window-font-color="true"/>
    </style:style>
    <style:style style:name="T125" style:family="text">
      <style:text-properties fo:font-size="12.00pt" fo:font-weight="bold" fo:font-family="Arial" style:font-family-asian="Arial" style:font-family-complex="Arial" fo:background-color="transparent" style:use-window-font-color="true"/>
    </style:style>
    <style:style style:name="T126" style:family="text">
      <style:text-properties fo:font-size="12.00pt" fo:font-weight="normal" fo:font-family="Arial" style:font-family-asian="Arial" style:font-family-complex="Arial" fo:background-color="transparent" style:use-window-font-color="true"/>
    </style:style>
    <style:style style:name="T127" style:family="text">
      <style:text-properties fo:font-size="12.00pt" fo:font-weight="bold" fo:font-family="Arial" style:font-family-asian="Arial" style:font-family-complex="Arial" fo:background-color="transparent" style:use-window-font-color="true"/>
    </style:style>
    <style:style style:name="T128" style:family="text">
      <style:text-properties fo:font-size="12.00pt" fo:font-weight="normal" fo:font-family="Arial" style:font-family-asian="Arial" style:font-family-complex="Arial" fo:background-color="transparent" style:use-window-font-color="true"/>
    </style:style>
    <style:style style:name="T129" style:family="text">
      <style:text-properties fo:font-size="14.00pt" fo:font-weight="bold" fo:font-family="Arial" style:font-family-asian="Arial" style:font-family-complex="Arial" fo:background-color="transparent" style:use-window-font-color="true"/>
    </style:style>
    <style:style style:name="T130" style:family="text">
      <style:text-properties fo:font-size="12.00pt" fo:font-weight="normal" fo:font-family="Arial" style:font-family-asian="Arial" style:font-family-complex="Arial" fo:background-color="transparent" style:use-window-font-color="true"/>
    </style:style>
    <style:style style:name="T131" style:family="text">
      <style:text-properties fo:font-size="12.00pt" fo:font-weight="bold" fo:font-family="Arial" style:font-family-asian="Arial" style:font-family-complex="Arial" fo:background-color="transparent" style:use-window-font-color="true"/>
    </style:style>
    <style:style style:name="T132" style:family="text">
      <style:text-properties fo:font-size="12.00pt" fo:font-weight="normal" fo:font-family="Arial" style:font-family-asian="Arial" style:font-family-complex="Arial" fo:background-color="transparent" style:use-window-font-color="true"/>
    </style:style>
    <style:style style:name="T133" style:family="text">
      <style:text-properties fo:font-size="12.00pt" fo:font-weight="bold" fo:font-family="Arial" style:font-family-asian="Arial" style:font-family-complex="Arial"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style:style>
    <style:style style:name="T135" style:family="text">
      <style:text-properties fo:font-size="12.00pt" fo:font-weight="bold" fo:font-family="Arial" style:font-family-asian="Arial" style:font-family-complex="Arial" fo:background-color="transparent" style:use-window-font-color="true"/>
    </style:style>
    <style:style style:name="T136" style:family="text">
      <style:text-properties fo:font-size="12.00pt" fo:font-weight="normal" fo:font-family="Arial" style:font-family-asian="Arial" style:font-family-complex="Arial" fo:background-color="transparent" style:use-window-font-color="true"/>
    </style:style>
    <style:style style:name="T137" style:family="text">
      <style:text-properties fo:font-size="12.00pt" fo:font-weight="bold" fo:font-family="Arial" style:font-family-asian="Arial" style:font-family-complex="Arial" fo:background-color="transparent" style:use-window-font-color="true"/>
    </style:style>
    <style:style style:name="T138" style:family="text">
      <style:text-properties fo:font-size="12.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4.00pt" fo:font-weight="bold" fo:font-family="Arial" style:font-family-asian="Arial" style:font-family-complex="Arial" fo:background-color="transparent" style:use-window-font-color="true"/>
    </style:style>
    <style:style style:name="T141" style:family="text">
      <style:text-properties fo:font-size="12.00pt" fo:font-weight="normal" fo:font-family="Arial" style:font-family-asian="Arial" style:font-family-complex="Arial" fo:background-color="transparent" style:use-window-font-color="true"/>
    </style:style>
    <style:style style:name="T142" style:family="text">
      <style:text-properties fo:font-size="12.00pt" fo:font-weight="bold" fo:font-family="Arial" style:font-family-asian="Arial" style:font-family-complex="Arial" fo:background-color="transparent" style:use-window-font-color="true"/>
    </style:style>
    <style:style style:name="T143" style:family="text">
      <style:text-properties fo:font-size="12.00pt" fo:font-weight="normal" fo:font-family="Arial" style:font-family-asian="Arial" style:font-family-complex="Arial" fo:background-color="transparent" style:use-window-font-color="true"/>
    </style:style>
    <style:style style:name="T144" style:family="text">
      <style:text-properties fo:font-size="12.00pt" fo:font-weight="normal" fo:font-family="'Liberation Mono'" style:font-family-asian="'Liberation Mono'" style:font-family-complex="'Liberation Mono'" fo:background-color="transparent" style:use-window-font-color="true"/>
    </style:style>
    <style:style style:name="T145" style:family="text">
      <style:text-properties fo:font-size="12.00pt" fo:font-weight="normal" fo:font-family="Arial" style:font-family-asian="Arial" style:font-family-complex="Arial" fo:background-color="transparent" style:use-window-font-color="true"/>
    </style:style>
    <style:style style:name="T146" style:family="text">
      <style:text-properties fo:font-size="12.00pt" fo:font-weight="normal" fo:font-family="Arial" style:font-family-asian="Arial" style:font-family-complex="Arial" fo:background-color="transparent" style:use-window-font-color="true"/>
    </style:style>
    <style:style style:name="T147" style:family="text">
      <style:text-properties fo:font-size="12.00pt" fo:font-weight="normal" fo:font-family="Arial" style:font-family-asian="Arial" style:font-family-complex="Arial" fo:background-color="transparent" style:use-window-font-color="true" fo:font-style="italic"/>
    </style:style>
    <style:style style:name="T148" style:family="text">
      <style:text-properties fo:font-size="12.00pt" fo:font-weight="normal" fo:font-family="Arial" style:font-family-asian="Arial" style:font-family-complex="Arial" fo:background-color="transparent" style:use-window-font-color="true"/>
    </style:style>
    <style:style style:name="T149" style:family="text">
      <style:text-properties fo:font-size="12.00pt" fo:font-weight="normal" fo:font-family="Arial" style:font-family-asian="Arial" style:font-family-complex="Arial" fo:background-color="transparent" style:use-window-font-color="true" fo:font-style="italic"/>
    </style:style>
    <style:style style:name="T150" style:family="text">
      <style:text-properties fo:font-size="12.00pt" fo:font-weight="normal" fo:font-family="Arial" style:font-family-asian="Arial" style:font-family-complex="Arial" fo:background-color="transparent" style:use-window-font-color="true"/>
    </style:style>
    <style:style style:name="T151" style:family="text">
      <style:text-properties fo:font-size="12.00pt" fo:font-weight="normal" fo:font-family="Arial" style:font-family-asian="Arial" style:font-family-complex="Arial" fo:background-color="transparent" style:use-window-font-color="true" fo:font-style="italic"/>
    </style:style>
    <style:style style:name="T152" style:family="text">
      <style:text-properties fo:font-size="12.00pt" fo:font-weight="normal" fo:font-family="Arial" style:font-family-asian="Arial" style:font-family-complex="Arial" fo:background-color="transparent" style:use-window-font-color="true"/>
    </style:style>
    <style:style style:name="T153" style:family="text">
      <style:text-properties fo:font-size="12.00pt" fo:font-weight="normal" fo:font-family="Arial" style:font-family-asian="Arial" style:font-family-complex="Arial" fo:background-color="transparent" style:use-window-font-color="true" fo:font-style="italic"/>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2.00pt" fo:font-weight="normal" fo:font-family="Arial" style:font-family-asian="Arial" style:font-family-complex="Arial" fo:background-color="transparent" style:use-window-font-color="true" fo:font-style="italic"/>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2.00pt" fo:font-weight="normal" fo:font-family="Arial" style:font-family-asian="Arial" style:font-family-complex="Arial" fo:background-color="transparent" style:use-window-font-color="true" fo:font-style="itali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4.00pt" fo:font-weight="bold" fo:font-family="Arial" style:font-family-asian="Arial" style:font-family-complex="Arial" fo:background-color="transparent" style:use-window-font-color="true"/>
    </style:style>
    <style:style style:name="T160" style:family="text">
      <style:text-properties fo:font-size="12.00pt" fo:font-weight="normal"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bold" fo:font-family="Arial" style:font-family-asian="Arial" style:font-family-complex="Arial" fo:background-color="transparent" style:use-window-font-color="true"/>
    </style:style>
    <style:style style:name="T163" style:family="text">
      <style:text-properties fo:font-size="12.00pt" fo:font-weight="normal" fo:font-family="Arial" style:font-family-asian="Arial" style:font-family-complex="Arial" fo:background-color="transparent" style:use-window-font-color="true"/>
    </style:style>
    <style:style style:name="T164" style:family="text">
      <style:text-properties fo:font-size="14.00pt" fo:font-weight="bold" fo:font-family="Arial" style:font-family-asian="Arial" style:font-family-complex="Arial" fo:background-color="transparent" style:use-window-font-color="true"/>
    </style:style>
    <style:style style:name="T165" style:family="text">
      <style:text-properties fo:font-size="12.00pt" fo:font-weight="normal" fo:font-family="Arial" style:font-family-asian="Arial" style:font-family-complex="Arial" fo:background-color="transparent" style:use-window-font-color="true"/>
    </style:style>
    <style:style style:name="T166" style:family="text">
      <style:text-properties fo:font-size="12.00pt" fo:font-weight="normal" fo:font-family="arial" style:font-family-asian="arial" style:font-family-complex="arial" fo:background-color="transparent" style:use-window-font-color="true"/>
    </style:style>
    <style:style style:name="T167" style:family="text">
      <style:text-properties fo:font-size="12.00pt" fo:font-weight="bold" fo:font-family="arial" style:font-family-asian="arial" style:font-family-complex="arial" fo:background-color="transparent" style:use-window-font-color="true"/>
    </style:style>
    <style:style style:name="T168" style:family="text">
      <style:text-properties fo:font-size="12.00pt" fo:font-weight="normal" fo:font-family="arial" style:font-family-asian="arial" style:font-family-complex="arial" fo:background-color="transparent" style:use-window-font-color="true"/>
    </style:style>
    <style:style style:name="T169" style:family="text">
      <style:text-properties fo:font-size="12.00pt" fo:font-weight="bold" fo:font-family="arial" style:font-family-asian="arial" style:font-family-complex="arial" fo:background-color="transparent" style:use-window-font-color="true"/>
    </style:style>
    <style:style style:name="T170" style:family="text">
      <style:text-properties fo:font-size="12.00pt" fo:font-weight="normal" fo:font-family="arial" style:font-family-asian="arial" style:font-family-complex="arial" fo:background-color="transparent" style:use-window-font-color="true"/>
    </style:style>
    <style:style style:name="T171" style:family="text">
      <style:text-properties fo:font-size="12.00pt" fo:font-weight="bold" fo:font-family="arial" style:font-family-asian="arial" style:font-family-complex="arial" fo:background-color="transparent" style:use-window-font-color="true"/>
    </style:style>
    <style:style style:name="T172" style:family="text">
      <style:text-properties fo:font-size="12.00pt" fo:font-weight="normal" fo:font-family="arial" style:font-family-asian="arial" style:font-family-complex="arial" fo:background-color="transparent" style:use-window-font-color="true"/>
    </style:style>
    <style:style style:name="T173" style:family="text">
      <style:text-properties fo:font-size="14.00pt" fo:font-weight="bold" fo:font-family="Arial" style:font-family-asian="Arial" style:font-family-complex="Arial" fo:background-color="transparent" style:use-window-font-color="true"/>
    </style:style>
    <style:style style:name="T174" style:family="text">
      <style:text-properties fo:font-size="12.00pt" fo:font-weight="normal" fo:font-family="Arial" style:font-family-asian="Arial" style:font-family-complex="Arial" fo:background-color="transparent" style:use-window-font-color="true"/>
    </style:style>
    <style:style style:name="T175" style:family="text">
      <style:text-properties fo:font-size="12.00pt" fo:font-weight="bold" fo:font-family="Arial" style:font-family-asian="Arial" style:font-family-complex="Arial" fo:background-color="transparent" style:use-window-font-color="true"/>
    </style:style>
    <style:style style:name="T176" style:family="text">
      <style:text-properties fo:font-size="12.00pt" fo:font-weight="normal" fo:font-family="Arial" style:font-family-asian="Arial" style:font-family-complex="Arial" fo:background-color="transparent" style:use-window-font-color="true"/>
    </style:style>
    <style:style style:name="T177" style:family="text">
      <style:text-properties fo:font-size="12.00pt" style:text-position="super" fo:font-weight="normal" fo:font-family="Arial" style:font-family-asian="Arial" style:font-family-complex="Arial" fo:background-color="transparent" style:use-window-font-color="true"/>
    </style:style>
    <style:style style:name="T178" style:family="text">
      <style:text-properties fo:font-size="12.00pt" fo:font-weight="normal" fo:font-family="Arial" style:font-family-asian="Arial" style:font-family-complex="Arial"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bold" fo:font-family="Arial" style:font-family-asian="Arial" style:font-family-complex="Arial" fo:background-color="transparent" style:use-window-font-color="true"/>
    </style:style>
    <style:style style:name="T181" style:family="text">
      <style:text-properties fo:font-size="14.00pt" fo:font-weight="bold" fo:font-family="Arial" style:font-family-asian="Arial" style:font-family-complex="Arial" fo:background-color="transparent" style:use-window-font-color="true"/>
    </style:style>
    <style:style style:name="T182" style:family="text">
      <style:text-properties fo:font-size="11.00pt" fo:font-weight="normal" fo:font-family="Arial" style:font-family-asian="Arial" style:font-family-complex="Arial"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4.00pt" fo:font-weight="bold" fo:font-family="Arial" style:font-family-asian="Arial" style:font-family-complex="Arial"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left" fo:margin-left="0.00pt" fo:text-indent="36.00pt"/>
    </style:style>
    <style:style style:name="P3" style:family="paragraph">
      <style:paragraph-properties fo:line-height="115.00%" fo:text-align="left"/>
    </style:style>
    <style:style style:name="P4" style:family="paragraph">
      <style:paragraph-properties fo:line-height="115.00%" fo:text-align="left" fo:margin-left="36.00pt" fo:text-indent="36.00pt"/>
    </style:style>
    <style:style style:name="P5" style:family="paragraph">
      <style:paragraph-properties fo:line-height="115.00%" fo:text-align="left"/>
    </style:style>
    <style:style style:name="P6" style:family="paragraph">
      <style:paragraph-properties fo:line-height="115.00%" fo:text-align="left" fo:margin-left="36.00pt" fo:text-indent="36.00pt"/>
    </style:style>
    <style:style style:name="P7" style:family="paragraph">
      <style:paragraph-properties fo:line-height="115.00%" fo:text-align="left"/>
    </style:style>
    <style:style style:name="P8" style:family="paragraph">
      <style:paragraph-properties fo:line-height="115.00%" fo:text-align="left" fo:margin-left="0.00pt" fo:text-indent="36.00pt"/>
    </style:style>
    <style:style style:name="P9" style:family="paragraph">
      <style:paragraph-properties fo:line-height="115.00%" fo:text-align="left"/>
    </style:style>
    <style:style style:name="P10" style:family="paragraph">
      <style:paragraph-properties fo:line-height="115.00%" fo:text-align="left" fo:margin-left="0.00pt" fo:text-indent="36.00pt"/>
    </style:style>
    <style:style style:name="P11" style:family="paragraph">
      <style:paragraph-properties fo:line-height="115.00%" fo:text-align="left"/>
    </style:style>
    <style:style style:name="P12" style:family="paragraph">
      <style:paragraph-properties fo:line-height="115.00%" fo:text-align="left" fo:margin-left="0.00pt" fo:text-indent="36.00pt"/>
    </style:style>
    <style:style style:name="P13" style:family="paragraph">
      <style:paragraph-properties fo:line-height="115.00%" fo:text-align="left" fo:margin-left="36.00pt" fo:text-indent="36.00pt"/>
    </style:style>
    <style:style style:name="P14" style:family="paragraph">
      <style:paragraph-properties fo:line-height="115.00%" fo:text-align="left" fo:margin-left="36.00pt" fo:text-indent="0.00pt"/>
    </style:style>
    <style:style style:name="P15" style:family="paragraph">
      <style:paragraph-properties fo:line-height="115.00%" fo:text-align="left"/>
    </style:style>
    <style:style style:name="P16" style:family="paragraph">
      <style:paragraph-properties fo:line-height="115.00%" fo:text-align="left" fo:margin-left="0.00pt" fo:text-indent="36.00pt"/>
    </style:style>
    <style:style style:name="P17" style:family="paragraph">
      <style:paragraph-properties fo:line-height="115.00%" fo:text-align="left" fo:margin-left="36.00pt" fo:text-indent="0.00pt"/>
    </style:style>
    <style:style style:name="P18" style:family="paragraph">
      <style:paragraph-properties fo:line-height="115.00%" fo:text-align="left" fo:margin-left="0.00pt" fo:text-indent="36.00pt"/>
    </style:style>
    <style:style style:name="P19" style:family="paragraph">
      <style:paragraph-properties fo:line-height="115.00%" fo:text-align="left" fo:margin-left="36.00pt" fo:text-indent="36.00pt"/>
    </style:style>
    <style:style style:name="P20" style:family="paragraph">
      <style:paragraph-properties fo:line-height="115.00%" fo:text-align="left" fo:margin-left="36.00pt" fo:text-indent="0.00pt"/>
    </style:style>
    <style:style style:name="P21" style:family="paragraph">
      <style:paragraph-properties fo:line-height="115.00%" fo:text-align="lef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style:style style:name="P24" style:family="paragraph">
      <style:paragraph-properties fo:line-height="115.00%" fo:text-align="left" fo:margin-left="36.00pt" fo:text-indent="0.00pt"/>
    </style:style>
  </office:automatic-styles>
  <office:body>
    <office:text>
      <text:p text:style-name="P1"><text:span text:style-name="T1">Born2beroot notes</text:span></text:p>
      <text:p text:style-name="P1"><text:span text:style-name="T2"/></text:p>
      <text:p text:style-name="P1"><text:span text:style-name="T3">Virtual Machine</text:span></text:p>
      <text:p text:style-name="P2"><text:span text:style-name="T4">Is the process of emulation a physical computer that uses software instead of hardware to run. It allows the running of multiple machines virtually on a single device. </text:span></text:p>
      <text:p text:style-name="P2"><text:span text:style-name="T4">To check for a graphical interface install use &gt; apt list<text:s/></text:span><text:span text:style-name="T5">–</text:span><text:span text:style-name="T6">installed | grep<text:s/></text:span><text:span text:style-name="T7">“</text:span><text:span text:style-name="T8">.org</text:span><text:span text:style-name="T9">”</text:span><text:span text:style-name="T10"><text:s/></text:span></text:p>
      <text:p text:style-name="P2"><text:span text:style-name="T11"/></text:p>
      <text:p text:style-name="P3"><text:span text:style-name="T12">Rocky vs Debian</text:span></text:p>
      <text:p text:style-name="P3"><text:span text:style-name="T12"><text:tab/></text:span><text:span text:style-name="T13">Rocky is more enterprise modified version of red hat enterprise linux, while debian is a more general purpose and easier to setup</text:span></text:p>
      <text:p text:style-name="P3"><text:span text:style-name="T14"/></text:p>
      <text:p text:style-name="P3"><text:span text:style-name="T15">Apt and aptitude</text:span></text:p>
      <text:p text:style-name="P3"><text:span text:style-name="T16"><text:tab/></text:span><text:span text:style-name="T17">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span></text:p>
      <text:p text:style-name="P3"><text:span text:style-name="T18"/></text:p>
      <text:p text:style-name="P3"><text:span text:style-name="T19">Partition</text:span></text:p>
      <text:p text:style-name="P3"><text:span text:style-name="T20"><text:tab/>Is a storage region that is typically the 1st step in preparing a new disk, before any filesystem is created. A disk can have up to 4 primary partitions, but it can have more if one of them is a extended partition that allows to have multiple logical partition within eg:</text:span></text:p>
      <text:p text:style-name="P3"><text:span text:style-name="T20"><text:tab/>/dev/sda1<text:tab/>-&gt;1st primary</text:span></text:p>
      <text:p text:style-name="P3"><text:span text:style-name="T20"><text:tab/>/dev/sda2<text:tab/>-&gt;2nd primary</text:span></text:p>
      <text:p text:style-name="P3"><text:span text:style-name="T20"><text:tab/>/dev/sda3<text:tab/>-&gt;3rd primary</text:span></text:p>
      <text:p text:style-name="P3"><text:span text:style-name="T20"><text:tab/>/dev/sda4<text:tab/>-&gt;Extended </text:span></text:p>
      <text:p text:style-name="P3"><text:span text:style-name="T20"><text:tab/>/dev/sda5<text:tab/>-&gt;1st logical </text:span></text:p>
      <text:p text:style-name="P3"><text:span text:style-name="T21"><text:tab/></text:span><text:span text:style-name="T22">/dev/sda6<text:tab/>-&gt;2nd logical</text:span></text:p>
      <text:p text:style-name="P3"><text:span text:style-name="T23"/></text:p>
      <text:p text:style-name="P3"><text:span text:style-name="T24"><text:tab/>The extended partition ends up just being a container for the logical partitions and can be mounted at different points (like they were folders)</text:span></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6">Mount points</text:span></text:p>
      <text:p text:style-name="P3"><text:span text:style-name="T27"><text:tab/>Following FHS (filesystem hierarchy standard) these are some conventions linux distros should follow in their mount points</text:span></text:p>
      <text:p text:style-name="P4"><text:span text:style-name="T27">/<text:tab/>&gt; the root directory of the file system hierarchy</text:span></text:p>
      <text:p text:style-name="P4"><text:span text:style-name="T27">/boot <text:tab/>&gt; contains home directories for users</text:span></text:p>
      <text:p text:style-name="P4"><text:span text:style-name="T27">/temp<text:tab/>&gt; contains temporary files</text:span></text:p>
      <text:p text:style-name="P4"><text:span text:style-name="T27">/srv<text:tab/>&gt; contains data for services for HTTP email etc</text:span></text:p>
      <text:p text:style-name="P5"><text:span text:style-name="T27"><text:tab/><text:tab/>/home<text:tab/>&gt; contains users home directories, and their files</text:span></text:p>
      <text:p text:style-name="P5"><text:span text:style-name="T27"><text:tab/><text:tab/>/var<text:tab/>&gt; variable files files that can change during normal operation of the system</text:span></text:p>
      <text:p text:style-name="P6"><text:span text:style-name="T27">/var/log &gt; stores log files</text:span></text:p>
      <text:p text:style-name="P6"><text:span text:style-name="T27">/swap<text:tab/>&gt; used when RAM is full, to temporarily store more inactive or less frequently used memory in RAM for the designated area on the hard drive</text:span></text:p>
      <text:p text:style-name="P7"><text:span text:style-name="T27"><text:tab/>To check the system partitions use:</text:span></text:p>
      <text:p text:style-name="P7"><text:span text:style-name="T27"><text:tab/><text:tab/>&gt; lsblk &gt; lists information about all available mass storage devices</text:span></text:p>
      <text:p text:style-name="P7"><text:span text:style-name="T27"><text:tab/>These are some examples but depending on what you are configuring you can have more</text:span></text:p>
      <text:p text:style-name="P7"><text:a xlink:href="https://en.wikipedia.org/wiki/Filesystem_Hierarchy_Standard"><text:span text:style-name="T28">https://en.wikipedia.org/wiki/Filesystem_Hierarchy_Standard</text:span></text:a><text:span text:style-name="T29"/></text:p>
      <text:p text:style-name="P7"><text:a xlink:href="https://phoenixnap.com/kb/swap-space"><text:span text:style-name="T30">https://phoenixnap.com/kb/swap-space</text:span></text:a><text:span text:style-name="T31"/></text:p>
      <text:p text:style-name="P7"><text:span text:style-name="T32"/></text:p>
      <text:p text:style-name="P7"><text:span text:style-name="T33">LVM</text:span></text:p>
      <text:p text:style-name="P8"><text:span text:style-name="T34">Stands for logical volume manager it allows the allocation of space on mass storage devices more flexible than conventional partitioning since you can span across multiple disks</text:span></text:p>
      <text:p text:style-name="P9"><text:span text:style-name="T35"/></text:p>
      <text:p text:style-name="P9"><text:span text:style-name="T36">Systemctl</text:span></text:p>
      <text:p text:style-name="P10"><text:span text:style-name="T37">Allows to control of systemd system and service manager. Allows the management of what programs are running and check theirs status</text:span></text:p>
      <text:p text:style-name="P11"><text:span text:style-name="T38"><text:tab/></text:span><text:span text:style-name="T39">commands :</text:span></text:p>
      <text:p text:style-name="P11"><text:span text:style-name="T39"><text:tab/><text:tab/>&gt; sudo service<text:s/></text:span><text:span text:style-name="T40">[SERVICE]<text:s/></text:span><text:span text:style-name="T41">restart<text:tab/><text:tab/>&gt; restarts service</text:span><text:span text:style-name="T42"><text:s/></text:span></text:p>
      <text:p text:style-name="P11"><text:span text:style-name="T43"><text:tab/><text:tab/></text:span><text:span text:style-name="T44">&gt; sudo systemctl status<text:s/></text:span><text:span text:style-name="T45">[SERVICE]<text:tab/></text:span><text:span text:style-name="T46">&gt; prints info about the service</text:span></text:p>
      <text:p text:style-name="P11"><text:span text:style-name="T47"/></text:p>
      <text:p text:style-name="P11"><text:span text:style-name="T48">AppArmor and SELinux</text:span></text:p>
      <text:p text:style-name="P11"><text:span text:style-name="T48"><text:tab/></text:span><text:span text:style-name="T49">They are an application security system that restricts applications capabilities and permissions, providing isonaltion between applications. SELinux is harder to user than AppArmor but provides much more control of how the processes are isolated. </text:span></text:p>
      <text:p text:style-name="P11"><text:span text:style-name="T49"><text:tab/></text:span></text:p>
      <text:p text:style-name="P11"><text:span text:style-name="T50">UFW</text:span></text:p>
      <text:p text:style-name="P12"><text:span text:style-name="T51">Uncomplicated firewall wall</text:span></text:p>
      <text:p text:style-name="P12"><text:span text:style-name="T52">Commands:</text:span></text:p>
      <text:p text:style-name="P13"><text:span text:style-name="T53">&gt; sudo ufw status<text:tab/><text:tab/><text:tab/>&gt; to check open ports</text:span></text:p>
      <text:p text:style-name="P13"><text:span text:style-name="T53">&gt; sudo ufw allow<text:s/></text:span><text:span text:style-name="T54">[PORT]</text:span><text:span text:style-name="T55"><text:tab/><text:tab/>&gt; to allow a port use </text:span></text:p>
      <text:p text:style-name="P13"><text:span text:style-name="T55">&gt; sudo ufw deny<text:s/></text:span><text:span text:style-name="T56">[PORT]</text:span><text:span text:style-name="T57"><text:tab/><text:tab/>&gt; to deny a port use </text:span></text:p>
      <text:p text:style-name="P13"><text:span text:style-name="T57">&gt; sudo ufw delete<text:s/></text:span><text:span text:style-name="T58">[RULE]</text:span><text:span text:style-name="T59"><text:s/></text:span><text:span text:style-name="T60">[PORT]</text:span><text:span text:style-name="T61">&gt;to close port where rule can be allow or deny</text:span></text:p>
      <text:p text:style-name="P13"><text:span text:style-name="T62"/></text:p>
      <text:p text:style-name="P14"><text:span text:style-name="T63">Ports need to be opened on the VM in Settings &gt; Network &gt; Advanced &gt; Port Forwarding and then added host port and guest port number</text:span></text:p>
      <text:p text:style-name="P14"><text:span text:style-name="T64"/></text:p>
      <text:p text:style-name="P15"><text:span text:style-name="T64"/></text:p>
      <text:p text:style-name="P15"><text:span text:style-name="T64"/></text:p>
      <text:p text:style-name="P15"><text:span text:style-name="T65">SSH Protocol</text:span></text:p>
      <text:p text:style-name="P16"><text:span text:style-name="T66">Secure shell protocol is a way to remotely access a machine. It encrypts the connection between two computers and allows the communication between them. To connect to the VM through the pc terminal the network adapter should be set to Bridged Adapter in the VM Settings.</text:span></text:p>
      <text:p text:style-name="P16"><text:span text:style-name="T67">Adapter options</text:span></text:p>
      <text:p text:style-name="P16"><text:span text:style-name="T68"><text:tab/>&gt; Host only &gt; the Vm is assigned to one IP, and no other computers can acess it</text:span></text:p>
      <text:p text:style-name="P16"><text:span text:style-name="T68"><text:tab/>&gt; NAT &gt; VM is assiged in a separate subnet and then the VM can access outside the network like host but it cannot be acessed outside.</text:span></text:p>
      <text:p text:style-name="P16"><text:span text:style-name="T68"><text:tab/>&gt; Briddged &gt; the VM is in the same network as the host and can be acessed by all computers in the host network</text:span></text:p>
      <text:p text:style-name="P16"><text:span text:style-name="T69">Commands:</text:span></text:p>
      <text:p text:style-name="P17"><text:span text:style-name="T70"><text:tab/>&gt;<text:s text:c="2"/>sudo systemctl status sshd &gt; checks ssh server status</text:span></text:p>
      <text:p text:style-name="P17"><text:span text:style-name="T70"><text:tab/>&gt;<text:s text:c="2"/>sudo service sshd restart &gt; restarts the ssh server</text:span></text:p>
      <text:p text:style-name="P17"><text:span text:style-name="T70"><text:tab/>&gt;<text:s text:c="2"/>sudo vim /etc/ssh/sshd_config &gt; file with ssh configs allowing to change the port that ssh server uses, if we can control through ssh as root and others</text:span></text:p>
      <text:p text:style-name="P17"><text:span text:style-name="T70"><text:tab/></text:span></text:p>
      <text:p text:style-name="P18"><text:span text:style-name="T70">To connect to the VM server you need to</text:span></text:p>
      <text:p text:style-name="P18"><text:span text:style-name="T70"><text:tab/>&gt; hostname &gt; Get the System DNS name</text:span></text:p>
      <text:p text:style-name="P19"><text:span text:style-name="T70">&gt; hostname -I &gt; Shows all the network addresses of the host</text:span></text:p>
      <text:p text:style-name="P20"><text:span text:style-name="T71"><text:tab/></text:span><text:span text:style-name="T72">&gt; use ssh<text:s/></text:span><text:span text:style-name="T73">[HOSTNAME]</text:span><text:span text:style-name="T74">@</text:span><text:span text:style-name="T75">[ADRESS]<text:s/></text:span><text:span text:style-name="T76">-p<text:s/></text:span><text:span text:style-name="T77">[PORT]<text:s/></text:span><text:span text:style-name="T78"><text:s text:c="2"/>&gt; where the port is one of the allowed ones through the firewall and is setuped in the file<text:s/></text:span><text:span text:style-name="T79">vi /etc/ssh/sshd_config </text:span></text:p>
      <text:p text:style-name="P20"><text:span text:style-name="T80"/></text:p>
      <text:p text:style-name="P20"><text:span text:style-name="T80"/></text:p>
      <text:p text:style-name="P20"><text:span text:style-name="T80"/></text:p>
      <text:p text:style-name="P20"><text:span text:style-name="T80"/></text:p>
      <text:p text:style-name="P20"><text:span text:style-name="T80"/></text:p>
      <text:p text:style-name="P20"><text:span text:style-name="T80"/></text:p>
      <text:p text:style-name="P20"><text:span text:style-name="T80"/></text:p>
      <text:p text:style-name="P21"><text:span text:style-name="T81">Password policy</text:span></text:p>
      <text:p text:style-name="P21"><text:span text:style-name="T82"><text:tab/>To implement a password policy we use libpwquality, a PAM (Pluggable authentication module) that allows us to set some requirements for the passwords.</text:span></text:p>
      <text:p text:style-name="P21"><text:span text:style-name="T82"><text:tab/>We changed some password requirements by using (</text:span><text:span text:style-name="T83">sudo vim /etc/pam.d/common-password</text:span><text:span text:style-name="T84"><text:s/>):</text:span></text:p>
      <text:p text:style-name="P21"><text:span text:style-name="T84"><text:tab/><text:tab/>&gt; retry<text:s/></text:span><text:span text:style-name="T85">[Count]<text:s/></text:span><text:span text:style-name="T86">&gt; ammount of times before returning an error to the user</text:span></text:p>
      <text:p text:style-name="P21"><text:span text:style-name="T86"><text:tab/><text:tab/>&gt; minlen<text:s/></text:span><text:span text:style-name="T87">[Count]<text:s/></text:span><text:span text:style-name="T88">&gt; minimum length</text:span></text:p>
      <text:p text:style-name="P21"><text:span text:style-name="T88"><text:tab/><text:tab/>&gt;</text:span><text:span text:style-name="T89">[Type]</text:span><text:span text:style-name="T90">credit<text:s/></text:span><text:span text:style-name="T91">[Count]<text:s/></text:span><text:span text:style-name="T92">&gt; (ammount of times a type it can appear on the password. A negative number means it needs to have it at least x ammount of times</text:span></text:p>
      <text:p text:style-name="P21"><text:span text:style-name="T92"><text:tab/><text:tab/><text:tab/>&gt; ucredit<text:s/></text:span><text:span text:style-name="T93">[Count]<text:s/></text:span><text:span text:style-name="T94">&gt; uppercase</text:span></text:p>
      <text:p text:style-name="P21"><text:span text:style-name="T94"><text:tab/><text:tab/><text:tab/>&gt; lcredit<text:s/></text:span><text:span text:style-name="T95">[Count]<text:s/></text:span><text:span text:style-name="T96">&gt; lowercase</text:span></text:p>
      <text:p text:style-name="P21"><text:span text:style-name="T96"><text:tab/><text:tab/>&gt; maxrepeat<text:s/></text:span><text:span text:style-name="T97">[Count]<text:s/></text:span><text:span text:style-name="T98">&gt; rejects passwords with more than x same consecutive chars</text:span></text:p>
      <text:p text:style-name="P21"><text:span text:style-name="T98"><text:tab/><text:tab/>&gt; reject_username </text:span></text:p>
      <text:p text:style-name="P21"><text:span text:style-name="T98"><text:tab/><text:tab/>&gt; dikfok<text:s/></text:span><text:span text:style-name="T99">[Count]<text:s/></text:span><text:span text:style-name="T100">&gt; number of changes in the new password from the old</text:span></text:p>
      <text:p text:style-name="P21"><text:span text:style-name="T100"><text:tab/><text:tab/>&gt; enforce_for_root doesnt work on dikfok beacause it doesnt check last oasswork</text:span></text:p>
      <text:p text:style-name="P21"><text:span text:style-name="T100"><text:tab/></text:span></text:p>
      <text:p text:style-name="P21"><text:span text:style-name="T100">Then we changed the password expire times by using (</text:span><text:span text:style-name="T101">sudo vim /etc/login.defs</text:span><text:span text:style-name="T102">):</text:span></text:p>
      <text:p text:style-name="P21"><text:span text:style-name="T102"><text:tab/><text:tab/>&gt; PASS_MAX_DAYS</text:span></text:p>
      <text:p text:style-name="P21"><text:span text:style-name="T102"><text:tab/><text:tab/>&gt; PASS_MIN_DAYS</text:span></text:p>
      <text:p text:style-name="P21"><text:span text:style-name="T102"><text:tab/><text:tab/>&gt; PASS_WARN_AGE &gt; the ammount of time before the password expire date to send a warning to the user</text:span></text:p>
      <text:p text:style-name="P21"><text:span text:style-name="T103"/></text:p>
      <text:p text:style-name="P21"><text:span text:style-name="T103"/></text:p>
      <text:p text:style-name="P21"><text:span text:style-name="T103"/></text:p>
      <text:p text:style-name="P21"><text:span text:style-name="T103"/></text:p>
      <text:p text:style-name="P21"><text:span text:style-name="T103"/></text:p>
      <text:p text:style-name="P21"><text:span text:style-name="T103"/></text:p>
      <text:p text:style-name="P21"><text:span text:style-name="T104">Sudo</text:span></text:p>
      <text:p text:style-name="P21"><text:span text:style-name="T104"><text:tab/></text:span><text:span text:style-name="T105">Allows users to execute commands as another user, (it can be super user or not).</text:span></text:p>
      <text:p text:style-name="P21"><text:span text:style-name="T105">Its a good safeguard to have so you dont execute commands that may break the system by mistake. Also by running a program in root it would make it also have root privileges and that would make it easier for malicious programs to ruin the system.<text:tab/></text:span></text:p>
      <text:p text:style-name="P21"><text:span text:style-name="T106"><text:tab/><text:tab/></text:span><text:span text:style-name="T107">&gt;check sudo version by using &gt; which visudo</text:span></text:p>
      <text:p text:style-name="P21"><text:span text:style-name="T108"><text:tab/></text:span></text:p>
      <text:p text:style-name="P21"><text:span text:style-name="T109"/></text:p>
      <text:p text:style-name="P21"><text:span text:style-name="T109"/></text:p>
      <text:p text:style-name="P21"><text:span text:style-name="T109"/></text:p>
      <text:p text:style-name="P21"><text:span text:style-name="T109"/></text:p>
      <text:p text:style-name="P21"><text:span text:style-name="T109"/></text:p>
      <text:p text:style-name="P21"><text:span text:style-name="T109"/></text:p>
      <text:p text:style-name="P21"><text:span text:style-name="T109"/></text:p>
      <text:p text:style-name="P21"><text:span text:style-name="T110">User </text:span></text:p>
      <text:p text:style-name="P21"><text:span text:style-name="T110"><text:tab/></text:span><text:span text:style-name="T111">Commands</text:span></text:p>
      <text:p text:style-name="P21"><text:span text:style-name="T112"><text:tab/><text:tab/>&gt; sudo adduser<text:s/></text:span><text:span text:style-name="T113">[Username]<text:s/></text:span><text:span text:style-name="T114"><text:s/>&gt; to create new user</text:span></text:p>
      <text:p text:style-name="P21"><text:span text:style-name="T114"><text:tab/><text:tab/>&gt; sudo deluser<text:s/></text:span><text:span text:style-name="T115">[Username]<text:s/></text:span><text:span text:style-name="T116"><text:s/>&gt; delete user</text:span></text:p>
      <text:p text:style-name="P21"><text:span text:style-name="T116"><text:tab/><text:tab/>&gt;<text:s/></text:span><text:span text:style-name="T117">sudo passwd<text:s/></text:span><text:span text:style-name="T118">[Username]<text:s/></text:span><text:span text:style-name="T119">&gt; to set new user</text:span></text:p>
      <text:p text:style-name="P21"><text:span text:style-name="T119"><text:tab/><text:tab/>&gt; sudo adduser<text:s/></text:span><text:span text:style-name="T120">[Username]</text:span><text:span text:style-name="T121"><text:s/>sudo&gt; add user to sudo group</text:span></text:p>
      <text:p text:style-name="P21"><text:span text:style-name="T121"><text:tab/><text:tab/>&gt; id<text:s/></text:span><text:span text:style-name="T122">[Username]</text:span><text:span text:style-name="T123"><text:s/>&gt; displays user ID group ID and group memberships associated with user</text:span></text:p>
      <text:p text:style-name="P21"><text:span text:style-name="T123"><text:tab/><text:tab/>&gt; users<text:tab/>&gt; list currently logged in users</text:span></text:p>
      <text:p text:style-name="P21"><text:span text:style-name="T124">User groups<text:tab/></text:span></text:p>
      <text:p text:style-name="P21"><text:span text:style-name="T124"><text:tab/></text:span><text:span text:style-name="T125"><text:s/></text:span><text:span text:style-name="T126">User groups are defined in a textfile at /etc/group </text:span></text:p>
      <text:p text:style-name="P21"><text:span text:style-name="T126"><text:tab/><text:tab/></text:span><text:span text:style-name="T127">Commands</text:span><text:span text:style-name="T128">:</text:span></text:p>
      <text:p text:style-name="P21"><text:span text:style-name="T129"><text:tab/><text:tab/></text:span><text:span text:style-name="T130">&gt; sudo addgroup<text:s/></text:span><text:span text:style-name="T131">[Group name]<text:s/></text:span><text:span text:style-name="T132">&gt; create group</text:span></text:p>
      <text:p text:style-name="P21"><text:span text:style-name="T132"><text:tab/><text:tab/>&gt; sudo delgroup<text:s/></text:span><text:span text:style-name="T133">[Group name]<text:s/></text:span><text:span text:style-name="T134">&gt; delete group</text:span></text:p>
      <text:p text:style-name="P21"><text:span text:style-name="T134"><text:tab/><text:tab/>&gt; getent group &gt; list all groups and users in them</text:span></text:p>
      <text:p text:style-name="P21"><text:span text:style-name="T134"><text:tab/><text:tab/>&gt; getent group<text:s/></text:span><text:span text:style-name="T135">[Group name]<text:s/></text:span><text:span text:style-name="T136">&gt; list users in a group</text:span></text:p>
      <text:p text:style-name="P21"><text:span text:style-name="T136"><text:tab/><text:tab/>&gt; sudo usermod -aG(a- append user G -group)<text:s/></text:span><text:span text:style-name="T137">[Group name]<text:s text:c="2"/>[User] </text:span></text:p>
      <text:p text:style-name="P21"><text:span text:style-name="T137"><text:tab/><text:tab/></text:span><text:span text:style-name="T138">&gt; cat /etc/passwd &gt; check all local users and format it (passwd is the file that stores account info)</text:span></text:p>
      <text:p text:style-name="P21"><text:span text:style-name="T139"/></text:p>
      <text:p text:style-name="P21"><text:span text:style-name="T140">User privileges</text:span></text:p>
      <text:p text:style-name="P21"><text:span text:style-name="T140"><text:tab/></text:span><text:span text:style-name="T141">For security we should create a log of all the sudo commands to check what changes were made to the system for it we go to var/log and create a sudo folder with sudo.log inside that will store all the logs.</text:span></text:p>
      <text:p text:style-name="P21"><text:span text:style-name="T141"><text:tab/>Then we edit the sudoers file using<text:s/></text:span><text:span text:style-name="T142">sudo visudo</text:span><text:span text:style-name="T143"><text:s/>and add these lines (defaults to change the propriety for all users)</text:span></text:p>
      <text:p text:style-name="P21"><text:span text:style-name="T144"><text:tab/><text:tab/></text:span><text:span text:style-name="T145">Defaults<text:s text:c="5"/>secure_path="/usr/local/sbin:/usr/local/bin:/usr/bin:/sbin:/bin"</text:span></text:p>
      <text:p text:style-name="P21"><text:span text:style-name="T146"><text:tab/><text:tab/><text:tab/></text:span><text:span text:style-name="T147">(paths to where the sudo command is restricted)</text:span></text:p>
      <text:p text:style-name="P21"><text:span text:style-name="T148"><text:tab/><text:tab/>Defaults<text:tab/>badpass_message="Password is wrong, possible skill issue"</text:span></text:p>
      <text:p text:style-name="P21"><text:span text:style-name="T148"><text:tab/><text:tab/><text:tab/></text:span><text:span text:style-name="T149">(message when sudo password is wrong)</text:span></text:p>
      <text:p text:style-name="P21"><text:span text:style-name="T150"><text:tab/><text:tab/>Defaults<text:tab/>passwd_tries=3</text:span></text:p>
      <text:p text:style-name="P21"><text:span text:style-name="T151"><text:tab/><text:tab/><text:tab/>(sudo password max tries)</text:span></text:p>
      <text:p text:style-name="P21"><text:span text:style-name="T152"><text:tab/><text:tab/>Defaults<text:tab/>logfile="/var/log/sudo/sudo.log"</text:span></text:p>
      <text:p text:style-name="P21"><text:span text:style-name="T153"><text:tab/><text:tab/><text:tab/>(log file)</text:span><text:span text:style-name="T154"><text:tab/></text:span></text:p>
      <text:p text:style-name="P21"><text:span text:style-name="T154"><text:tab/><text:tab/>Defaults<text:tab/>log_input, log_output</text:span></text:p>
      <text:p text:style-name="P21"><text:span text:style-name="T154"><text:tab/><text:tab/><text:tab/></text:span><text:span text:style-name="T155">(log all input and output)</text:span></text:p>
      <text:p text:style-name="P21"><text:span text:style-name="T156"><text:tab/><text:tab/>Defaults<text:tab/>requiretty</text:span></text:p>
      <text:p text:style-name="P21"><text:span text:style-name="T156"><text:tab/><text:tab/><text:tab/></text:span><text:span text:style-name="T157">(require user to be logged into a real tty (TeleTYpewriter), and the commands are being executed on the terminal not through a script or pipe)</text:span></text:p>
      <text:p text:style-name="P21"><text:span text:style-name="T158"/></text:p>
      <text:p text:style-name="P21"><text:span text:style-name="T158"/></text:p>
      <text:p text:style-name="P21"><text:span text:style-name="T159">Script</text:span></text:p>
      <text:p text:style-name="P21"><text:span text:style-name="T159"><text:tab/></text:span><text:span text:style-name="T160">We made the bash code monitoring.sh into /usr/local/bin (the standart directiory where executable programs and scripts are stored)</text:span></text:p>
      <text:p text:style-name="P21"><text:span text:style-name="T161"/></text:p>
      <text:p text:style-name="P21"><text:span text:style-name="T162">Script</text:span></text:p>
      <text:p text:style-name="P21"><text:span text:style-name="T163"><text:tab/>&gt; uname &gt; print system info</text:span></text:p>
      <text:p text:style-name="P21"><text:span text:style-name="T163"><text:tab/></text:span></text:p>
      <text:p text:style-name="P21"><text:span text:style-name="T164"><text:tab/></text:span><text:span text:style-name="T165">&gt;<text:s/></text:span><text:span text:style-name="T166">grep "physical id" /proc/cpuinfo | uniq | wc -l &gt; checks how many physical cpus we have </text:span></text:p>
      <text:p text:style-name="P21"><text:span text:style-name="T166"><text:tab/><text:tab/>&gt; grep<text:s/></text:span><text:span text:style-name="T167">[Pattern]</text:span><text:span text:style-name="T168"><text:s/></text:span><text:span text:style-name="T169">[File]<text:s/></text:span><text:span text:style-name="T170">&gt; prints line that match a pattern</text:span></text:p>
      <text:p text:style-name="P21"><text:span text:style-name="T170"><text:tab/><text:tab/>&gt; uniq &gt; omits repeated lines</text:span></text:p>
      <text:p text:style-name="P21"><text:span text:style-name="T170"><text:tab/><text:tab/>&gt; wc -l &gt; word count with the flag of lines</text:span></text:p>
      <text:p text:style-name="P21"><text:span text:style-name="T170"><text:tab/>&gt;grep "^processor" /proc/cpuinfo | wc -l &gt; checks how many virtual cpus we have</text:span></text:p>
      <text:p text:style-name="P21"><text:span text:style-name="T170">(virtual cpu is a vitualized version of the cpu, this virtualization allows us to run multiple virtual machines through the same physical cpu)</text:span></text:p>
      <text:p text:style-name="P21"><text:span text:style-name="T170"><text:tab/><text:tab/>&gt;”^</text:span><text:span text:style-name="T171">[Word]</text:span><text:span text:style-name="T172">” checks for word at beginning of the line</text:span></text:p>
      <text:p text:style-name="P21"><text:span text:style-name="T173"><text:tab/></text:span><text:span text:style-name="T174">&gt; (free -m | awk '$1 == "Mem:" {print $2}') &gt; free ram</text:span></text:p>
      <text:p text:style-name="P21"><text:span text:style-name="T174"><text:tab/><text:tab/>&gt; free -m &gt; shows ram info (-m displays info in mebibytes)</text:span></text:p>
      <text:p text:style-name="P21"><text:span text:style-name="T174"><text:tab/><text:tab/>&gt; awk &gt; allows us to format the string and return only the info we want, we can use $</text:span><text:span text:style-name="T175">[Value]</text:span><text:span text:style-name="T176"><text:s/>to get the “space” that we want, awk uses separates info by the whitespaces ($1= “mem:” we are saying that the 1</text:span><text:span text:style-name="T177">st</text:span><text:span text:style-name="T178"><text:s/>variable will be the string and the next ones will be the ones after it)</text:span></text:p>
      <text:p text:style-name="P21"><text:span text:style-name="T179"/></text:p>
      <text:p text:style-name="P21"><text:span text:style-name="T180"><text:s/>Check that the hostname of the machine is correctly formatted as follows: login42 (login of the student being evaluated).</text:span></text:p>
      <text:p text:style-name="P21"><text:span text:style-name="T181">Other important commands</text:span></text:p>
      <text:p text:style-name="P22"><text:span text:style-name="T182"><text:tab/>&gt; Shut down</text:span></text:p>
      <text:p text:style-name="P22"><text:span text:style-name="T183"/></text:p>
      <text:p text:style-name="P23"><text:span text:style-name="T184">Was at setting up password policy</text:span></text:p>
      <text:p text:style-name="P24"><text:span text:style-name="T184">Need to check more important ssh and ufw commands</text:span></text:p>
      <text:p text:style-name="P24"><text:span text:style-name="T184">Check how to startup and reset os in command line</text:span></text:p>
      <text:p text:style-name="P24"><text:span text:style-name="T184">Check lvm commands</text:span></text:p>
      <text:p text:style-name="P24"><text:span text:style-name="T184">Check system service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